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la hora de elaborar el archivo DTD el único problema que me encontré fue a la hora de intentar implementar las restricciones de las claves de los elementos libro, revista y periódico, ya que por medio de DTD no es posible establecer restricciones para los atributos de un elemento.</text:p>
      <text:p text:style-name="Standard">Como muchos de los elementos que se encuentran a lo largo del archivo xml se repiten, opté por definirlos dentro del elemento libro y usar el mismo nombre dentro de los otros elementos para ahorrar líneas.</text:p>
      <text:p text:style-name="Standard"/>
      <text:p text:style-name="Standard">Aunque una gran limitación de xml Schema es que no se pueden definir entidades, en este caso fue más útil puesto que decidí no definir ninguna entidad y sin embargo sí que pude definir mejor las restricciones de los distintos atributos de los element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7T10:54:01.57</meta:creation-date>
    <meta:document-statistic meta:table-count="0" meta:image-count="0" meta:object-count="0" meta:page-count="1" meta:paragraph-count="3" meta:word-count="130" meta:character-count="741"/>
    <dc:date>2021-05-17T11:38:06.89</dc:date>
    <meta:editing-duration>PT2M34S</meta:editing-duration>
    <meta:editing-cycles>1</meta:editing-cycles>
    <meta:generator>OpenOffice/4.1.7$Win32 OpenOffice.org_project/417m1$Build-9800</meta:generator>
  </office:meta>
</office:document-meta>
</file>